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356cm" fo:wrap-option="wrap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1.27cm" svg:height="1.2cm" svg:x="2.7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7cm" svg:height="1.778cm" svg:x="6.901cm" svg:y="4.4cm">
          <text:p text:style-name="P1"><text:span text:style-name="T1">Accesso tramite 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9cm" svg:y1="5.369cm" svg:x2="11.6cm" svg:y2="5.369cm">
          <text:p/>
        </draw:line>
        <draw:connector draw:style-name="gr4" draw:text-style-name="P1" draw:layer="layout" draw:type="curve" svg:x1="11.601cm" svg:y1="5.289cm" svg:x2="13.9cm" svg:y2="5.311cm" draw:start-shape="id1" draw:start-glue-point="1" draw:end-shape="id2" svg:d="M11601 5289c1725 0 576 22 2299 22" svg:viewBox="0 0 2300 23">
          <text:p/>
        </draw:connector>
        <draw:custom-shape draw:style-name="gr5" draw:text-style-name="P1" draw:layer="layout" svg:width="1.45cm" svg:height="1.45cm" svg:x="20.8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3.97cm" svg:y1="5.3cm" svg:x2="6.901cm" svg:y2="5.289cm" draw:start-shape="id3" draw:start-glue-point="10" draw:end-shape="id1" svg:d="M3970 5300c2199 0 734-11 2931-11" svg:viewBox="0 0 2932 12">
          <text:p/>
        </draw:connector>
        <draw:custom-shape draw:style-name="gr6" draw:text-style-name="P1" xml:id="id4" draw:id="id4" draw:layer="layout" svg:width="1.9cm" svg:height="1.9cm" svg:x="20.6cm" svg:y="4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xml:id="id2" draw:id="id2" draw:layer="layout" svg:width="4.7cm" svg:height="1.778cm" svg:x="13.9cm" svg:y="4.422cm">
          <text:p text:style-name="P1"><text:span text:style-name="T1">Visualizzazione e gestione Da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3.9cm" svg:y1="5.422cm" svg:x2="18.6cm" svg:y2="5.422cm">
          <text:p/>
        </draw:line>
        <draw:connector draw:style-name="gr4" draw:text-style-name="P1" draw:layer="layout" draw:type="curve" svg:x1="18.6cm" svg:y1="5.311cm" svg:x2="20.6cm" svg:y2="5.35cm" draw:start-shape="id2" draw:start-glue-point="1" draw:end-shape="id4" draw:end-glue-point="6" svg:d="M18600 5311c1501 0 502 39 2000 39" svg:viewBox="0 0 2001 40">
          <text:p/>
        </draw:connector>
        <draw:connector draw:style-name="gr3" draw:text-style-name="P1" xml:id="id5" draw:id="id5" draw:layer="layout" draw:type="curve" svg:x1="11.601cm" svg:y1="5.289cm" svg:x2="11.702cm" svg:y2="6.722cm" draw:start-shape="id1" draw:start-glue-point="1" svg:d="M11601 5289c753 0 702 1433 101 1433" svg:viewBox="0 0 559 1434">
          <text:p/>
        </draw:connector>
        <draw:connector draw:style-name="gr4" draw:text-style-name="P1" draw:layer="layout" draw:type="curve" draw:line-skew="-0.52cm" svg:x1="11.702cm" svg:y1="6.722cm" svg:x2="9.251cm" svg:y2="6.178cm" draw:start-shape="id5" draw:start-glue-point="3" draw:end-shape="id1" draw:end-glue-point="2" svg:d="M11702 6722c0-28-2451 243-2451-544" svg:viewBox="0 0 2452 568">
          <text:p/>
        </draw:connector>
        <draw:frame draw:style-name="gr7" draw:text-style-name="P3" draw:layer="layout" svg:width="3.487cm" svg:height="0.634cm" svg:x="9.513cm" svg:y="6.666cm">
          <draw:text-box>
            <text:p><text:span text:style-name="T2">Credenziali errate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2T10:41:37.905000000</dc:date>
    <meta:editing-duration>PT38M16S</meta:editing-duration>
    <meta:editing-cycles>3</meta:editing-cycles>
    <meta:generator>LibreOffice/4.2.2.1$Windows_x86 LibreOffice_project/3be8cda0bddd8e430d8cda1ebfd581265cca5a0f</meta:generator>
    <meta:document-statistic meta:object-count="13"/>
  </office:meta>
</office:document-meta>
</file>